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115cm"/>
    </style:style>
    <style:style style:name="co6" style:family="table-column">
      <style:table-column-properties fo:break-before="auto" style:column-width="2.51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933cm" fo:break-before="auto" style:use-optimal-row-height="true"/>
    </style:style>
    <style:style style:name="ro8" style:family="table-row">
      <style:table-row-properties style:row-height="0.501cm" fo:break-before="auto" style:use-optimal-row-height="true"/>
    </style:style>
    <style:style style:name="ro9" style:family="table-row">
      <style:table-row-properties style:row-height="0.494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wrap-option="wrap" fo:border="0.035cm solid #000000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wrap-option="wrap"/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rospetti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1" table:number-columns-repeated="1004" table:default-cell-style-name="Default"/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4" office:value-type="string">
            <text:p>RR-RPP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/>
          <table:table-cell table:style-name="ce8" office:value-type="float" office:value="15">
            <text:p>1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/>
          <table:table-cell table:style-name="ce8" table:formula="of:=SUM([.C3:.H3])" office:value-type="float" office:value="26">
            <text:p>26</text:p>
          </table:table-cell>
          <table:table-cell table:style-name="ce13" table:formula="of:=SUM([.I3:.I9])" office:value-type="float" office:value="156">
            <text:p>15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/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formula="of:=SUM([.C4:.H4])" office:value-type="float" office:value="22">
            <text:p>22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table:formula="of:=SUM([.C5:.H5])" office:value-type="float" office:value="25">
            <text:p>25</text:p>
          </table:table-cell>
          <table:table-cell table:style-name="ce12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/>
          <table:table-cell table:style-name="ce8"/>
          <table:table-cell table:style-name="ce8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8"/>
          <table:table-cell table:style-name="ce8" table:formula="of:=SUM([.C6:.H6])" office:value-type="float" office:value="20">
            <text:p>20</text:p>
          </table:table-cell>
          <table:table-cell table:style-name="ce13" table:formula="of:=SUM(PRODUCT(SUM([.C3:.C9]);30);PRODUCT(SUM([.D3:.D9]);20);PRODUCT(SUM([.E3:.E9]);25);PRODUCT(SUM([.F3:.F9]);22);PRODUCT(SUM([.G3:.G9]);15);PRODUCT(SUM([.H3:.H9]);15))" office:value-type="float" office:value="3467">
            <text:p>346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/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8"/>
          <table:table-cell table:style-name="ce8" table:formula="of:=SUM([.C7:.H7])" office:value-type="float" office:value="20">
            <text:p>20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/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formula="of:=SUM([.C8:.H8])" office:value-type="float" office:value="20">
            <text:p>20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table:formula="of:=SUM([.C9:.H9])" office:value-type="float" office:value="23">
            <text:p>23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table:formula="of:=SUM([.C3:.C9])" office:value-type="float" office:value="12">
            <text:p>12</text:p>
          </table:table-cell>
          <table:table-cell table:style-name="ce9" table:formula="of:=SUM([.D3:.D9])" office:value-type="float" office:value="15">
            <text:p>15</text:p>
          </table:table-cell>
          <table:table-cell table:style-name="ce9" table:formula="of:=SUM([.E3:.E9])" office:value-type="float" office:value="41">
            <text:p>41</text:p>
          </table:table-cell>
          <table:table-cell table:style-name="ce9" table:formula="of:=SUM([.F3:.F9])" office:value-type="float" office:value="66">
            <text:p>66</text:p>
          </table:table-cell>
          <table:table-cell table:style-name="ce9" table:formula="of:=SUM([.G3:.G9])" office:value-type="float" office:value="0">
            <text:p>0</text:p>
          </table:table-cell>
          <table:table-cell table:style-name="ce9" table:formula="of:=SUM([.H3:.H9])" office:value-type="float" office:value="22">
            <text:p>22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4" office:value-type="string">
            <text:p>RPP-RPD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/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table:formula="of:=SUM([.C13:.H13])" office:value-type="float" office:value="24">
            <text:p>24</text:p>
          </table:table-cell>
          <table:table-cell table:style-name="ce13" table:formula="of:=SUM([.I13:.I19])" office:value-type="float" office:value="167">
            <text:p>16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table:formula="of:=SUM([.C14:.H14])" office:value-type="float" office:value="23">
            <text:p>23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formula="of:=SUM([.C15:.H15])" office:value-type="float" office:value="24">
            <text:p>24</text:p>
          </table:table-cell>
          <table:table-cell table:style-name="ce12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12">
            <text:p>1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table:formula="of:=SUM([.C16:.H16])" office:value-type="float" office:value="22">
            <text:p>22</text:p>
          </table:table-cell>
          <table:table-cell table:style-name="ce13" table:formula="of:=SUM(PRODUCT(SUM([.C13:.C19]);30);PRODUCT(SUM([.D13:.D19]);20);PRODUCT(SUM([.E13:.E19]);25);PRODUCT(SUM([.F13:.F19]);22);PRODUCT(SUM([.G13:.G19]);15);PRODUCT(SUM([.H13:.H19]);15))" office:value-type="float" office:value="3437">
            <text:p>343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/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table:formula="of:=SUM([.C17:.H17])" office:value-type="float" office:value="24">
            <text:p>24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8"/>
          <table:table-cell table:style-name="ce8" table:formula="of:=SUM([.C18:.H18])" office:value-type="float" office:value="26">
            <text:p>26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table:formula="of:=SUM([.C19:.H19])" office:value-type="float" office:value="24">
            <text:p>24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6"/>
          <table:table-cell table:style-name="ce9" table:formula="of:=SUM([.C13:.C19])" office:value-type="float" office:value="12">
            <text:p>12</text:p>
          </table:table-cell>
          <table:table-cell table:style-name="ce9" table:formula="of:=SUM([.D13:.D19])" office:value-type="float" office:value="13">
            <text:p>13</text:p>
          </table:table-cell>
          <table:table-cell table:style-name="ce9" table:formula="of:=SUM([.E13:.E19])" office:value-type="float" office:value="19">
            <text:p>19</text:p>
          </table:table-cell>
          <table:table-cell table:style-name="ce9" table:formula="of:=SUM([.F13:.F19])" office:value-type="float" office:value="71">
            <text:p>71</text:p>
          </table:table-cell>
          <table:table-cell table:style-name="ce9" table:formula="of:=SUM([.G13:.G19])" office:value-type="float" office:value="20">
            <text:p>20</text:p>
          </table:table-cell>
          <table:table-cell table:style-name="ce9" table:formula="of:=SUM([.H13:.H19])" office:value-type="float" office:value="32">
            <text:p>32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style-name="ce6"/>
          <table:table-cell table:style-name="ce3" table:number-columns-repeated="6"/>
          <table:table-cell table:style-name="ce6"/>
          <table:table-cell table:number-columns-repeated="1015"/>
        </table:table-row>
        <table:table-row table:style-name="ro1">
          <table:table-cell table:style-name="ce2"/>
          <table:table-cell table:style-name="ce4" office:value-type="string">
            <text:p>RPD-RQ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">
            <text:p>5</text:p>
          </table:table-cell>
          <table:table-cell table:style-name="ce8" table:formula="of:=SUM([.C23:.H23])" office:value-type="float" office:value="28">
            <text:p>28</text:p>
          </table:table-cell>
          <table:table-cell table:style-name="ce13" table:formula="of:=SUM([.I23:.I29])" office:value-type="float" office:value="212">
            <text:p>21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/>
          <table:table-cell table:style-name="ce8" office:value-type="float" office:value="14">
            <text:p>14</text:p>
          </table:table-cell>
          <table:table-cell table:style-name="ce8"/>
          <table:table-cell table:style-name="ce8"/>
          <table:table-cell table:style-name="ce8" office:value-type="float" office:value="16">
            <text:p>16</text:p>
          </table:table-cell>
          <table:table-cell table:style-name="ce8" office:value-type="float" office:value="3">
            <text:p>3</text:p>
          </table:table-cell>
          <table:table-cell table:style-name="ce8" table:formula="of:=SUM([.C24:.H24])" office:value-type="float" office:value="33">
            <text:p>33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20">
            <text:p>20</text:p>
          </table:table-cell>
          <table:table-cell table:style-name="ce8"/>
          <table:table-cell table:style-name="ce8" table:formula="of:=SUM([.C25:.H25])" office:value-type="float" office:value="28">
            <text:p>28</text:p>
          </table:table-cell>
          <table:table-cell table:style-name="ce12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8">
            <text:p>8</text:p>
          </table:table-cell>
          <table:table-cell table:style-name="ce8" table:formula="of:=SUM([.C26:.H26])" office:value-type="float" office:value="33">
            <text:p>33</text:p>
          </table:table-cell>
          <table:table-cell table:style-name="ce13" table:formula="of:=SUM(PRODUCT(SUM([.C23:.C29]);30);PRODUCT(SUM([.D23:.D29]);20);PRODUCT(SUM([.E23:.E29]);25);PRODUCT(SUM([.F23:.F29]);22);PRODUCT(SUM([.G23:.G29]);15);PRODUCT(SUM([.H23:.H29]);15))" office:value-type="float" office:value="3630">
            <text:p>36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8" table:formula="of:=SUM([.C27:.H27])" office:value-type="float" office:value="30">
            <text:p>30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8">
            <text:p>8</text:p>
          </table:table-cell>
          <table:table-cell table:style-name="ce8" table:formula="of:=SUM([.C28:.H28])" office:value-type="float" office:value="30">
            <text:p>30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">
            <text:p>2</text:p>
          </table:table-cell>
          <table:table-cell table:style-name="ce8" table:formula="of:=SUM([.C29:.H29])" office:value-type="float" office:value="30">
            <text:p>30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6"/>
          <table:table-cell table:style-name="ce9" table:formula="of:=SUM([.C23:.C29])" office:value-type="float" office:value="9">
            <text:p>9</text:p>
          </table:table-cell>
          <table:table-cell table:style-name="ce9" table:formula="of:=SUM([.D23:.D29])" office:value-type="float" office:value="14">
            <text:p>14</text:p>
          </table:table-cell>
          <table:table-cell table:style-name="ce9" table:formula="of:=SUM([.E23:.E29])" office:value-type="float" office:value="0">
            <text:p>0</text:p>
          </table:table-cell>
          <table:table-cell table:style-name="ce9" table:formula="of:=SUM([.F23:.F29])" office:value-type="float" office:value="35">
            <text:p>35</text:p>
          </table:table-cell>
          <table:table-cell table:style-name="ce9" table:formula="of:=SUM([.G23:.G29])" office:value-type="float" office:value="124">
            <text:p>124</text:p>
          </table:table-cell>
          <table:table-cell table:style-name="ce9" table:formula="of:=SUM([.H23:.H29])" office:value-type="float" office:value="30">
            <text:p>30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style-name="ce6"/>
          <table:table-cell table:style-name="ce3" table:number-columns-repeated="6"/>
          <table:table-cell table:style-name="ce6"/>
          <table:table-cell table:number-columns-repeated="1015"/>
        </table:table-row>
        <table:table-row table:style-name="ro2">
          <table:table-cell table:style-name="ce2"/>
          <table:table-cell table:style-name="ce4" office:value-type="string">
            <text:p>RQ-RA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*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8">
            <text:p>18</text:p>
          </table:table-cell>
          <table:table-cell table:style-name="ce8" table:formula="of:=SUM([.C33:.H33])" office:value-type="float" office:value="21">
            <text:p>21</text:p>
          </table:table-cell>
          <table:table-cell table:style-name="ce13" table:formula="of:=SUM([.I33:.I39])" office:value-type="float" office:value="158">
            <text:p>15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15">
            <text:p>15</text:p>
          </table:table-cell>
          <table:table-cell table:style-name="ce8" table:formula="of:=SUM([.C34:.H34])" office:value-type="float" office:value="21">
            <text:p>21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18">
            <text:p>18</text:p>
          </table:table-cell>
          <table:table-cell table:style-name="ce8" table:formula="of:=SUM([.C35:.H35])" office:value-type="float" office:value="22">
            <text:p>22</text:p>
          </table:table-cell>
          <table:table-cell table:style-name="ce12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11">
            <text:p>11</text:p>
          </table:table-cell>
          <table:table-cell table:style-name="ce8" table:formula="of:=SUM([.C36:.H36])" office:value-type="float" office:value="24">
            <text:p>24</text:p>
          </table:table-cell>
          <table:table-cell table:style-name="ce13" table:formula="of:=SUM(PRODUCT(SUM([.C33:.C39]);30);PRODUCT(SUM([.D33:.D39]);20);PRODUCT(SUM([.E33:.E39]);25);PRODUCT(SUM([.F33:.F39]);22);PRODUCT(SUM([.G33:.G39]);15);PRODUCT(SUM([.H33:.H39]);15))" office:value-type="float" office:value="2585">
            <text:p>258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15">
            <text:p>15</text:p>
          </table:table-cell>
          <table:table-cell table:style-name="ce8" table:formula="of:=SUM([.C37:.H37])" office:value-type="float" office:value="25">
            <text:p>25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16">
            <text:p>16</text:p>
          </table:table-cell>
          <table:table-cell table:style-name="ce8" table:formula="of:=SUM([.C38:.H38])" office:value-type="float" office:value="23">
            <text:p>23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18">
            <text:p>18</text:p>
          </table:table-cell>
          <table:table-cell table:style-name="ce8" table:formula="of:=SUM([.C39:.H39])" office:value-type="float" office:value="22">
            <text:p>22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table:formula="of:=SUM([.C33:.C39])" office:value-type="float" office:value="10">
            <text:p>10</text:p>
          </table:table-cell>
          <table:table-cell table:style-name="ce9" table:formula="of:=SUM([.D33:.D39])" office:value-type="float" office:value="13">
            <text:p>13</text:p>
          </table:table-cell>
          <table:table-cell table:style-name="ce9" table:formula="of:=SUM([.E33:.E39])" office:value-type="float" office:value="0">
            <text:p>0</text:p>
          </table:table-cell>
          <table:table-cell table:style-name="ce9" table:formula="of:=SUM([.F33:.F39])" office:value-type="float" office:value="0">
            <text:p>0</text:p>
          </table:table-cell>
          <table:table-cell table:style-name="ce9" table:formula="of:=SUM([.G33:.G39])" office:value-type="float" office:value="24">
            <text:p>24</text:p>
          </table:table-cell>
          <table:table-cell table:style-name="ce9" table:formula="of:=SUM([.H33:.H39])" office:value-type="float" office:value="111">
            <text:p>111</text:p>
          </table:table-cell>
          <table:table-cell table:style-name="ce5"/>
          <table:table-cell table:number-columns-repeated="1015"/>
        </table:table-row>
        <table:table-row table:style-name="ro3">
          <table:table-cell/>
          <table:table-cell office:value-type="string">
            <text:p>*scrittura manuale utente</text:p>
          </table:table-cell>
          <table:table-cell table:number-columns-repeated="1022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4" office:value-type="string">
            <text:p>TOTALE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 table:formula="of:=(([.C3]+[.C13])+[.C23])+[.C33]" office:value-type="float" office:value="0">
            <text:p>0</text:p>
          </table:table-cell>
          <table:table-cell table:style-name="ce8" table:formula="of:=(([.D3]+[.D13])+[.D23])+[.D33]" office:value-type="float" office:value="15">
            <text:p>15</text:p>
          </table:table-cell>
          <table:table-cell table:style-name="ce8" table:formula="of:=(([.E3]+[.E13])+[.E23])+[.E33]" office:value-type="float" office:value="7">
            <text:p>7</text:p>
          </table:table-cell>
          <table:table-cell table:style-name="ce8" table:formula="of:=(([.F3]+[.F13])+[.F23])+[.F33]" office:value-type="float" office:value="24">
            <text:p>24</text:p>
          </table:table-cell>
          <table:table-cell table:style-name="ce8" table:formula="of:=(([.G3]+[.G13])+[.G23])+[.G33]" office:value-type="float" office:value="25">
            <text:p>25</text:p>
          </table:table-cell>
          <table:table-cell table:style-name="ce8" table:formula="of:=(([.H3]+[.H13])+[.H23])+[.H33]" office:value-type="float" office:value="28">
            <text:p>28</text:p>
          </table:table-cell>
          <table:table-cell table:style-name="ce8" table:formula="of:=SUM([.C44:.H44])" office:value-type="float" office:value="99">
            <text:p>99</text:p>
          </table:table-cell>
          <table:table-cell table:style-name="ce13" table:formula="of:=SUM([.I44:.I50])" office:value-type="float" office:value="693">
            <text:p>69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 table:formula="of:=(([.C4]+[.C14])+[.C24])+[.C34]" office:value-type="float" office:value="0">
            <text:p>0</text:p>
          </table:table-cell>
          <table:table-cell table:style-name="ce8" table:formula="of:=(([.D4]+[.D14])+[.D24])+[.D34]" office:value-type="float" office:value="14">
            <text:p>14</text:p>
          </table:table-cell>
          <table:table-cell table:style-name="ce8" table:formula="of:=(([.E4]+[.E14])+[.E24])+[.E34]" office:value-type="float" office:value="9">
            <text:p>9</text:p>
          </table:table-cell>
          <table:table-cell table:style-name="ce8" table:formula="of:=(([.F4]+[.F14])+[.F24])+[.F34]" office:value-type="float" office:value="23">
            <text:p>23</text:p>
          </table:table-cell>
          <table:table-cell table:style-name="ce8" table:formula="of:=(([.G4]+[.G14])+[.G24])+[.G34]" office:value-type="float" office:value="22">
            <text:p>22</text:p>
          </table:table-cell>
          <table:table-cell table:style-name="ce8" table:formula="of:=(([.H4]+[.H14])+[.H24])+[.H34]" office:value-type="float" office:value="31">
            <text:p>31</text:p>
          </table:table-cell>
          <table:table-cell table:style-name="ce8" table:formula="of:=SUM([.C45:.H45])" office:value-type="float" office:value="99">
            <text:p>99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 table:formula="of:=(([.C5]+[.C15])+[.C25])+[.C35]" office:value-type="float" office:value="12">
            <text:p>12</text:p>
          </table:table-cell>
          <table:table-cell table:style-name="ce8" table:formula="of:=(([.D5]+[.D15])+[.D25])+[.D35]" office:value-type="float" office:value="0">
            <text:p>0</text:p>
          </table:table-cell>
          <table:table-cell table:style-name="ce8" table:formula="of:=(([.E5]+[.E15])+[.E25])+[.E35]" office:value-type="float" office:value="7">
            <text:p>7</text:p>
          </table:table-cell>
          <table:table-cell table:style-name="ce8" table:formula="of:=(([.F5]+[.F15])+[.F25])+[.F35]" office:value-type="float" office:value="27">
            <text:p>27</text:p>
          </table:table-cell>
          <table:table-cell table:style-name="ce8" table:formula="of:=(([.G5]+[.G15])+[.G25])+[.G35]" office:value-type="float" office:value="24">
            <text:p>24</text:p>
          </table:table-cell>
          <table:table-cell table:style-name="ce8" table:formula="of:=(([.H5]+[.H15])+[.H25])+[.H35]" office:value-type="float" office:value="29">
            <text:p>29</text:p>
          </table:table-cell>
          <table:table-cell table:style-name="ce8" table:formula="of:=SUM([.C46:.H46])" office:value-type="float" office:value="99">
            <text:p>99</text:p>
          </table:table-cell>
          <table:table-cell table:style-name="ce12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 table:formula="of:=(([.C6]+[.C16])+[.C26])+[.C36]" office:value-type="float" office:value="0">
            <text:p>0</text:p>
          </table:table-cell>
          <table:table-cell table:style-name="ce8" table:formula="of:=(([.D6]+[.D16])+[.D26])+[.D36]" office:value-type="float" office:value="13">
            <text:p>13</text:p>
          </table:table-cell>
          <table:table-cell table:style-name="ce8" table:formula="of:=(([.E6]+[.E16])+[.E26])+[.E36]" office:value-type="float" office:value="10">
            <text:p>10</text:p>
          </table:table-cell>
          <table:table-cell table:style-name="ce8" table:formula="of:=(([.F6]+[.F16])+[.F26])+[.F36]" office:value-type="float" office:value="26">
            <text:p>26</text:p>
          </table:table-cell>
          <table:table-cell table:style-name="ce8" table:formula="of:=(([.G6]+[.G16])+[.G26])+[.G36]" office:value-type="float" office:value="24">
            <text:p>24</text:p>
          </table:table-cell>
          <table:table-cell table:style-name="ce8" table:formula="of:=(([.H6]+[.H16])+[.H26])+[.H36]" office:value-type="float" office:value="26">
            <text:p>26</text:p>
          </table:table-cell>
          <table:table-cell table:style-name="ce8" table:formula="of:=SUM([.C47:.H47])" office:value-type="float" office:value="99">
            <text:p>99</text:p>
          </table:table-cell>
          <table:table-cell table:style-name="ce13" table:formula="of:=SUM(PRODUCT(SUM([.C44:.C50]);30);PRODUCT(SUM([.D44:.D50]);20);PRODUCT(SUM([.E44:.E50]);25);PRODUCT(SUM([.F44:.F50]);22);PRODUCT(SUM([.G44:.G50]);15);PRODUCT(SUM([.H44:.H50]);15))" office:value-type="float" office:value="13119">
            <text:p>1311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 table:formula="of:=(([.C7]+[.C17])+[.C27])+[.C37]" office:value-type="float" office:value="10">
            <text:p>10</text:p>
          </table:table-cell>
          <table:table-cell table:style-name="ce8" table:formula="of:=(([.D7]+[.D17])+[.D27])+[.D37]" office:value-type="float" office:value="0">
            <text:p>0</text:p>
          </table:table-cell>
          <table:table-cell table:style-name="ce8" table:formula="of:=(([.E7]+[.E17])+[.E27])+[.E37]" office:value-type="float" office:value="10">
            <text:p>10</text:p>
          </table:table-cell>
          <table:table-cell table:style-name="ce8" table:formula="of:=(([.F7]+[.F17])+[.F27])+[.F37]" office:value-type="float" office:value="27">
            <text:p>27</text:p>
          </table:table-cell>
          <table:table-cell table:style-name="ce8" table:formula="of:=(([.G7]+[.G17])+[.G27])+[.G37]" office:value-type="float" office:value="26">
            <text:p>26</text:p>
          </table:table-cell>
          <table:table-cell table:style-name="ce8" table:formula="of:=(([.H7]+[.H17])+[.H27])+[.H37]" office:value-type="float" office:value="26">
            <text:p>26</text:p>
          </table:table-cell>
          <table:table-cell table:style-name="ce8" table:formula="of:=SUM([.C48:.H48])" office:value-type="float" office:value="99">
            <text:p>99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 table:formula="of:=(([.C8]+[.C18])+[.C28])+[.C38]" office:value-type="float" office:value="12">
            <text:p>12</text:p>
          </table:table-cell>
          <table:table-cell table:style-name="ce8" table:formula="of:=(([.D8]+[.D18])+[.D28])+[.D38]" office:value-type="float" office:value="0">
            <text:p>0</text:p>
          </table:table-cell>
          <table:table-cell table:style-name="ce8" table:formula="of:=(([.E8]+[.E18])+[.E28])+[.E38]" office:value-type="float" office:value="10">
            <text:p>10</text:p>
          </table:table-cell>
          <table:table-cell table:style-name="ce8" table:formula="of:=(([.F8]+[.F18])+[.F28])+[.F38]" office:value-type="float" office:value="23">
            <text:p>23</text:p>
          </table:table-cell>
          <table:table-cell table:style-name="ce8" table:formula="of:=(([.G8]+[.G18])+[.G28])+[.G38]" office:value-type="float" office:value="25">
            <text:p>25</text:p>
          </table:table-cell>
          <table:table-cell table:style-name="ce8" table:formula="of:=(([.H8]+[.H18])+[.H28])+[.H38]" office:value-type="float" office:value="29">
            <text:p>29</text:p>
          </table:table-cell>
          <table:table-cell table:style-name="ce8" table:formula="of:=SUM([.C49:.H49])" office:value-type="float" office:value="99">
            <text:p>99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 table:formula="of:=(([.C9]+[.C19])+[.C29])+[.C39]" office:value-type="float" office:value="9">
            <text:p>9</text:p>
          </table:table-cell>
          <table:table-cell table:style-name="ce8" table:formula="of:=(([.D9]+[.D19])+[.D29])+[.D39]" office:value-type="float" office:value="13">
            <text:p>13</text:p>
          </table:table-cell>
          <table:table-cell table:style-name="ce8" table:formula="of:=(([.E9]+[.E19])+[.E29])+[.E39]" office:value-type="float" office:value="7">
            <text:p>7</text:p>
          </table:table-cell>
          <table:table-cell table:style-name="ce8" table:formula="of:=(([.F9]+[.F19])+[.F29])+[.F39]" office:value-type="float" office:value="22">
            <text:p>22</text:p>
          </table:table-cell>
          <table:table-cell table:style-name="ce8" table:formula="of:=(([.G9]+[.G19])+[.G29])+[.G39]" office:value-type="float" office:value="22">
            <text:p>22</text:p>
          </table:table-cell>
          <table:table-cell table:style-name="ce8" table:formula="of:=(([.H9]+[.H19])+[.H29])+[.H39]" office:value-type="float" office:value="26">
            <text:p>26</text:p>
          </table:table-cell>
          <table:table-cell table:style-name="ce8" table:formula="of:=SUM([.C50:.H50])" office:value-type="float" office:value="99">
            <text:p>99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5"/>
          <table:table-cell table:style-name="Default" table:number-columns-repeated="7"/>
          <table:table-cell table:number-columns-repeated="1015"/>
        </table:table-row>
        <table:table-row table:style-name="ro1">
          <table:table-cell table:number-columns-repeated="2"/>
          <table:table-cell table:formula="of:=SUM([.C44:.C50])" office:value-type="float" office:value="43">
            <text:p>43</text:p>
          </table:table-cell>
          <table:table-cell table:formula="of:=SUM([.D44:.D50])" office:value-type="float" office:value="55">
            <text:p>55</text:p>
          </table:table-cell>
          <table:table-cell table:formula="of:=SUM([.E44:.E50])" office:value-type="float" office:value="60">
            <text:p>60</text:p>
          </table:table-cell>
          <table:table-cell table:formula="of:=SUM([.F44:.F50])" office:value-type="float" office:value="172">
            <text:p>172</text:p>
          </table:table-cell>
          <table:table-cell table:formula="of:=SUM([.G44:.G50])" office:value-type="float" office:value="168">
            <text:p>168</text:p>
          </table:table-cell>
          <table:table-cell table:formula="of:=SUM([.H44:.H50])" office:value-type="float" office:value="195">
            <text:p>195</text:p>
          </table:table-cell>
          <table:table-cell table:formula="of:=SUM([.C52:.H52])" office:value-type="float" office:value="693">
            <text:p>69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float" office:value="30">
            <text:p>30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11" office:value-type="string">
            <text:p>totale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PRODUCT([.C52:.C53])" office:value-type="float" office:value="1290">
            <text:p>1290</text:p>
          </table:table-cell>
          <table:table-cell table:formula="of:=PRODUCT([.D52:.D53])" office:value-type="float" office:value="1100">
            <text:p>1100</text:p>
          </table:table-cell>
          <table:table-cell table:formula="of:=PRODUCT([.E52:.E53])" office:value-type="float" office:value="1500">
            <text:p>1500</text:p>
          </table:table-cell>
          <table:table-cell table:formula="of:=PRODUCT([.F52:.F53])" office:value-type="float" office:value="3784">
            <text:p>3784</text:p>
          </table:table-cell>
          <table:table-cell table:formula="of:=PRODUCT([.G52:.G53])" office:value-type="float" office:value="2520">
            <text:p>2520</text:p>
          </table:table-cell>
          <table:table-cell table:formula="of:=PRODUCT([.H52:.H53])" office:value-type="float" office:value="2925">
            <text:p>2925</text:p>
          </table:table-cell>
          <table:table-cell table:formula="of:=SUM([.C55:.H55])" office:value-type="float" office:value="13119">
            <text:p>13119</text:p>
          </table:table-cell>
          <table:table-cell table:number-columns-repeated="1015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-RPP" table:style-name="ta2" table:print="false">
        <table:table-column table:style-name="co3" table:default-cell-style-name="Default"/>
        <table:table-column table:style-name="co3" table:default-cell-style-name="ce4"/>
        <table:table-column table:style-name="co3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3" table:default-cell-style-name="ce13"/>
        <table:table-row table:style-name="ro4">
          <table:table-cell/>
          <table:table-cell table:style-name="Default" table:number-columns-repeated="9"/>
        </table:table-row>
        <table:table-row table:style-name="ro5">
          <table:table-cell/>
          <table:table-cell office:value-type="string">
            <text:p>RR-RPP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</table:table-row>
        <table:table-row table:style-name="ro6">
          <table:table-cell/>
          <table:table-cell office:value-type="string">
            <text:p>Baron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C3:.H3])" office:value-type="float" office:value="26">
            <text:p>26</text:p>
          </table:table-cell>
          <table:table-cell table:formula="of:=SUM([.I3:.I9])" office:value-type="float" office:value="156">
            <text:p>156</text:p>
          </table:table-cell>
        </table:table-row>
        <table:table-row table:style-name="ro6">
          <table:table-cell/>
          <table:table-cell office:value-type="string">
            <text:p>Caput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float" office:value="5">
            <text:p>5</text:p>
          </table:table-cell>
          <table:table-cell table:formula="of:=SUM([.C4:.H4])" office:value-type="float" office:value="22">
            <text:p>22</text:p>
          </table:table-cell>
          <table:table-cell/>
        </table:table-row>
        <table:table-row table:style-name="ro6">
          <table:table-cell/>
          <table:table-cell office:value-type="string">
            <text:p>Daminato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formula="of:=SUM([.C5:.H5])" office:value-type="float" office:value="25">
            <text:p>25</text:p>
          </table:table-cell>
          <table:table-cell table:style-name="ce12" office:value-type="string">
            <text:p>soldi</text:p>
          </table:table-cell>
        </table:table-row>
        <table:table-row table:style-name="ro6">
          <table:table-cell/>
          <table:table-cell office:value-type="string">
            <text:p>Lovato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SUM([.C6:.H6])" office:value-type="float" office:value="20">
            <text:p>20</text:p>
          </table:table-cell>
          <table:table-cell table:formula="of:=SUM(PRODUCT(SUM([.C3:.C9]);30);PRODUCT(SUM([.D3:.D9]);20);PRODUCT(SUM([.E3:.E9]);25);PRODUCT(SUM([.F3:.F9]);22);PRODUCT(SUM([.G3:.G9]);15);PRODUCT(SUM([.H3:.H9]);15))" office:value-type="float" office:value="3467">
            <text:p>3467</text:p>
          </table:table-cell>
        </table:table-row>
        <table:table-row table:style-name="ro6">
          <table:table-cell/>
          <table:table-cell office:value-type="string">
            <text:p>Mandol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SUM([.C7:.H7])" office:value-type="float" office:value="20">
            <text:p>20</text:p>
          </table:table-cell>
          <table:table-cell/>
        </table:table-row>
        <table:table-row table:style-name="ro6">
          <table:table-cell/>
          <table:table-cell office:value-type="string">
            <text:p>Palazzi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formula="of:=SUM([.C8:.H8])" office:value-type="float" office:value="20">
            <text:p>20</text:p>
          </table:table-cell>
          <table:table-cell/>
        </table:table-row>
        <table:table-row table:style-name="ro6">
          <table:table-cell/>
          <table:table-cell office:value-type="string">
            <text:p>Trezzi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formula="of:=SUM([.C9:.H9])" office:value-type="float" office:value="23">
            <text:p>23</text:p>
          </table:table-cell>
          <table:table-cell/>
        </table:table-row>
        <table:table-row table:style-name="ro6">
          <table:table-cell/>
          <table:table-cell table:style-name="ce5"/>
          <table:table-cell table:style-name="ce9" table:formula="of:=SUM([.C3:.C9])" office:value-type="float" office:value="12">
            <text:p>12</text:p>
          </table:table-cell>
          <table:table-cell table:style-name="ce9" table:formula="of:=SUM([.D3:.D9])" office:value-type="float" office:value="15">
            <text:p>15</text:p>
          </table:table-cell>
          <table:table-cell table:style-name="ce9" table:formula="of:=SUM([.E3:.E9])" office:value-type="float" office:value="41">
            <text:p>41</text:p>
          </table:table-cell>
          <table:table-cell table:style-name="ce9" table:formula="of:=SUM([.F3:.F9])" office:value-type="float" office:value="66">
            <text:p>66</text:p>
          </table:table-cell>
          <table:table-cell table:style-name="ce9" table:formula="of:=SUM([.G3:.G9])" office:value-type="float" office:value="0">
            <text:p>0</text:p>
          </table:table-cell>
          <table:table-cell table:style-name="ce9" table:formula="of:=SUM([.H3:.H9])" office:value-type="float" office:value="22">
            <text:p>22</text:p>
          </table:table-cell>
          <table:table-cell table:style-name="ce5"/>
          <table:table-cell table:style-name="ce1"/>
        </table:table-row>
        <table:table-row table:style-name="ro6">
          <table:table-cell/>
          <table:table-cell table:style-name="Default" table:number-columns-repeated="9"/>
        </table:table-row>
        <table:table-row table:style-name="ro6">
          <table:table-cell/>
          <table:table-cell table:style-name="Default">
            <draw:frame table:end-cell-address="'RR-RPP'.L38" table:end-x="1.932cm" table:end-y="0.066cm" draw:z-index="0" draw:style-name="gr1" svg:width="25.906cm" svg:height="11.489cm" svg:x="-0.001cm" svg:y="0.274cm">
              <draw:object draw:notify-on-update-of-ranges="'RR-RPP'.B2:'RR-RPP'.B2 'RR-RPP'.B3:'RR-RPP'.B9 'RR-RPP'.C2:'RR-RPP'.C2 'RR-RPP'.C3:'RR-RPP'.C9 'RR-RPP'.D2:'RR-RPP'.D2 'RR-RPP'.D3:'RR-RPP'.D9 'RR-RPP'.E2:'RR-RPP'.E2 'RR-RPP'.E3:'RR-RPP'.E9 'RR-RPP'.F2:'RR-RPP'.F2 'RR-RPP'.F3:'RR-RPP'.F9 'RR-RPP'.G2:'RR-RPP'.G2 'RR-RPP'.G3:'RR-RPP'.G9 'RR-RPP'.H2:'RR-RPP'.H2 'RR-RPP'.H3:'RR-RPP'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RPP-RPD" table:style-name="ta2" table:print="false">
        <table:table-column table:style-name="co3" table:default-cell-style-name="Default"/>
        <table:table-column table:style-name="co3" table:default-cell-style-name="ce4"/>
        <table:table-column table:style-name="co3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3" table:default-cell-style-name="ce13"/>
        <table:table-row table:style-name="ro4">
          <table:table-cell/>
          <table:table-cell table:style-name="Default" table:number-columns-repeated="9"/>
        </table:table-row>
        <table:table-row table:style-name="ro7">
          <table:table-cell/>
          <table:table-cell office:value-type="string">
            <text:p>RPP-RPD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</table:table-row>
        <table:table-row table:style-name="ro8">
          <table:table-cell/>
          <table:table-cell office:value-type="string">
            <text:p>Bar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C3:.H3])" office:value-type="float" office:value="24">
            <text:p>24</text:p>
          </table:table-cell>
          <table:table-cell table:formula="of:=SUM([.I3:.I9])" office:value-type="float" office:value="167">
            <text:p>167</text:p>
          </table:table-cell>
        </table:table-row>
        <table:table-row table:style-name="ro8">
          <table:table-cell/>
          <table:table-cell office:value-type="string">
            <text:p>Caput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table:formula="of:=SUM([.C4:.H4])" office:value-type="float" office:value="23">
            <text:p>23</text:p>
          </table:table-cell>
          <table:table-cell/>
        </table:table-row>
        <table:table-row table:style-name="ro8">
          <table:table-cell/>
          <table:table-cell office:value-type="string">
            <text:p>Daminat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5">
            <text:p>5</text:p>
          </table:table-cell>
          <table:table-cell table:formula="of:=SUM([.C5:.H5])" office:value-type="float" office:value="24">
            <text:p>24</text:p>
          </table:table-cell>
          <table:table-cell table:style-name="ce12" office:value-type="string">
            <text:p>soldi</text:p>
          </table:table-cell>
        </table:table-row>
        <table:table-row table:style-name="ro8">
          <table:table-cell/>
          <table:table-cell office:value-type="string">
            <text:p>Lovat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SUM([.C6:.H6])" office:value-type="float" office:value="22">
            <text:p>22</text:p>
          </table:table-cell>
          <table:table-cell table:formula="of:=SUM(PRODUCT(SUM([.C3:.C9]);30);PRODUCT(SUM([.D3:.D9]);20);PRODUCT(SUM([.E3:.E9]);25);PRODUCT(SUM([.F3:.F9]);22);PRODUCT(SUM([.G3:.G9]);15);PRODUCT(SUM([.H3:.H9]);15))" office:value-type="float" office:value="3437">
            <text:p>3437</text:p>
          </table:table-cell>
        </table:table-row>
        <table:table-row table:style-name="ro9">
          <table:table-cell/>
          <table:table-cell office:value-type="string">
            <text:p>Mandol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C7:.H7])" office:value-type="float" office:value="24">
            <text:p>24</text:p>
          </table:table-cell>
          <table:table-cell/>
        </table:table-row>
        <table:table-row table:style-name="ro8">
          <table:table-cell/>
          <table:table-cell office:value-type="string">
            <text:p>Palazzin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SUM([.C8:.H8])" office:value-type="float" office:value="26">
            <text:p>26</text:p>
          </table:table-cell>
          <table:table-cell/>
        </table:table-row>
        <table:table-row table:style-name="ro8">
          <table:table-cell/>
          <table:table-cell office:value-type="string">
            <text:p>Trezzi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formula="of:=SUM([.C9:.H9])" office:value-type="float" office:value="24">
            <text:p>24</text:p>
          </table:table-cell>
          <table:table-cell/>
        </table:table-row>
        <table:table-row table:style-name="ro9">
          <table:table-cell/>
          <table:table-cell table:style-name="ce6"/>
          <table:table-cell table:style-name="ce9" table:formula="of:=SUM([.C3:.C9])" office:value-type="float" office:value="12">
            <text:p>12</text:p>
          </table:table-cell>
          <table:table-cell table:style-name="ce9" table:formula="of:=SUM([.D3:.D9])" office:value-type="float" office:value="13">
            <text:p>13</text:p>
          </table:table-cell>
          <table:table-cell table:style-name="ce9" table:formula="of:=SUM([.E3:.E9])" office:value-type="float" office:value="19">
            <text:p>19</text:p>
          </table:table-cell>
          <table:table-cell table:style-name="ce9" table:formula="of:=SUM([.F3:.F9])" office:value-type="float" office:value="71">
            <text:p>71</text:p>
          </table:table-cell>
          <table:table-cell table:style-name="ce9" table:formula="of:=SUM([.G3:.G9])" office:value-type="float" office:value="20">
            <text:p>20</text:p>
          </table:table-cell>
          <table:table-cell table:style-name="ce9" table:formula="of:=SUM([.H3:.H9])" office:value-type="float" office:value="32">
            <text:p>32</text:p>
          </table:table-cell>
          <table:table-cell table:style-name="ce6"/>
          <table:table-cell table:style-name="ce1"/>
        </table:table-row>
        <table:table-row table:style-name="ro9">
          <table:table-cell/>
          <table:table-cell table:style-name="Default" table:number-columns-repeated="9"/>
        </table:table-row>
        <table:table-row table:style-name="ro9">
          <table:table-cell/>
          <table:table-cell table:style-name="Default">
            <draw:frame table:end-cell-address="'RPP-RPD'.L38" table:end-x="1.932cm" table:end-y="0.08cm" draw:z-index="0" draw:style-name="gr1" svg:width="25.906cm" svg:height="11.489cm" svg:x="-0.001cm" svg:y="0.288cm">
              <draw:object draw:notify-on-update-of-ranges="'RPP-RPD'.B2:'RPP-RPD'.B2 'RPP-RPD'.B3:'RPP-RPD'.B9 'RPP-RPD'.C2:'RPP-RPD'.C2 'RPP-RPD'.C3:'RPP-RPD'.C9 'RPP-RPD'.D2:'RPP-RPD'.D2 'RPP-RPD'.D3:'RPP-RPD'.D9 'RPP-RPD'.E2:'RPP-RPD'.E2 'RPP-RPD'.E3:'RPP-RPD'.E9 'RPP-RPD'.F2:'RPP-RPD'.F2 'RPP-RPD'.F3:'RPP-RPD'.F9 'RPP-RPD'.G2:'RPP-RPD'.G2 'RPP-RPD'.G3:'RPP-RPD'.G9 'RPP-RPD'.H2:'RPP-RPD'.H2 'RPP-RPD'.H3:'RPP-RPD'.H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RPD-RQ" table:style-name="ta2" table:print="false">
        <table:table-column table:style-name="co3" table:default-cell-style-name="Default"/>
        <table:table-column table:style-name="co3" table:default-cell-style-name="ce4"/>
        <table:table-column table:style-name="co3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3" table:default-cell-style-name="ce13"/>
        <table:table-row table:style-name="ro4">
          <table:table-cell/>
          <table:table-cell table:style-name="Default" table:number-columns-repeated="9"/>
        </table:table-row>
        <table:table-row table:style-name="ro7">
          <table:table-cell/>
          <table:table-cell office:value-type="string">
            <text:p>RPD-RQ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</table:table-row>
        <table:table-row table:style-name="ro8">
          <table:table-cell/>
          <table:table-cell office:value-type="string">
            <text:p>Baron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.C3:.H3])" office:value-type="float" office:value="28">
            <text:p>28</text:p>
          </table:table-cell>
          <table:table-cell table:formula="of:=SUM([.I3:.I9])" office:value-type="float" office:value="212">
            <text:p>212</text:p>
          </table:table-cell>
        </table:table-row>
        <table:table-row table:style-name="ro8">
          <table:table-cell/>
          <table:table-cell office:value-type="string">
            <text:p>Caputo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SUM([.C4:.H4])" office:value-type="float" office:value="33">
            <text:p>33</text:p>
          </table:table-cell>
          <table:table-cell/>
        </table:table-row>
        <table:table-row table:style-name="ro8">
          <table:table-cell/>
          <table:table-cell office:value-type="string">
            <text:p>Daminat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table:formula="of:=SUM([.C5:.H5])" office:value-type="float" office:value="28">
            <text:p>28</text:p>
          </table:table-cell>
          <table:table-cell table:style-name="ce12" office:value-type="string">
            <text:p>soldi</text:p>
          </table:table-cell>
        </table:table-row>
        <table:table-row table:style-name="ro8">
          <table:table-cell/>
          <table:table-cell office:value-type="string">
            <text:p>Lovat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formula="of:=SUM([.C6:.H6])" office:value-type="float" office:value="33">
            <text:p>33</text:p>
          </table:table-cell>
          <table:table-cell table:formula="of:=SUM(PRODUCT(SUM([.C3:.C9]);30);PRODUCT(SUM([.D3:.D9]);20);PRODUCT(SUM([.E3:.E9]);25);PRODUCT(SUM([.F3:.F9]);22);PRODUCT(SUM([.G3:.G9]);15);PRODUCT(SUM([.H3:.H9]);15))" office:value-type="float" office:value="3630">
            <text:p>3630</text:p>
          </table:table-cell>
        </table:table-row>
        <table:table-row table:style-name="ro9">
          <table:table-cell/>
          <table:table-cell office:value-type="string">
            <text:p>Mandol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SUM([.C7:.H7])" office:value-type="float" office:value="30">
            <text:p>30</text:p>
          </table:table-cell>
          <table:table-cell/>
        </table:table-row>
        <table:table-row table:style-name="ro8">
          <table:table-cell/>
          <table:table-cell office:value-type="string">
            <text:p>Palazzi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SUM([.C8:.H8])" office:value-type="float" office:value="30">
            <text:p>30</text:p>
          </table:table-cell>
          <table:table-cell/>
        </table:table-row>
        <table:table-row table:style-name="ro8">
          <table:table-cell/>
          <table:table-cell office:value-type="string">
            <text:p>Trezzi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SUM([.C9:.H9])" office:value-type="float" office:value="30">
            <text:p>30</text:p>
          </table:table-cell>
          <table:table-cell/>
        </table:table-row>
        <table:table-row table:style-name="ro9">
          <table:table-cell/>
          <table:table-cell table:style-name="ce6"/>
          <table:table-cell table:style-name="ce9" table:formula="of:=SUM([.C3:.C9])" office:value-type="float" office:value="9">
            <text:p>9</text:p>
          </table:table-cell>
          <table:table-cell table:style-name="ce9" table:formula="of:=SUM([.D3:.D9])" office:value-type="float" office:value="14">
            <text:p>14</text:p>
          </table:table-cell>
          <table:table-cell table:style-name="ce9" table:formula="of:=SUM([.E3:.E9])" office:value-type="float" office:value="0">
            <text:p>0</text:p>
          </table:table-cell>
          <table:table-cell table:style-name="ce9" table:formula="of:=SUM([.F3:.F9])" office:value-type="float" office:value="35">
            <text:p>35</text:p>
          </table:table-cell>
          <table:table-cell table:style-name="ce9" table:formula="of:=SUM([.G3:.G9])" office:value-type="float" office:value="124">
            <text:p>124</text:p>
          </table:table-cell>
          <table:table-cell table:style-name="ce9" table:formula="of:=SUM([.H3:.H9])" office:value-type="float" office:value="30">
            <text:p>30</text:p>
          </table:table-cell>
          <table:table-cell table:style-name="ce6"/>
          <table:table-cell table:style-name="ce1"/>
        </table:table-row>
        <table:table-row table:style-name="ro9">
          <table:table-cell/>
          <table:table-cell table:style-name="Default" table:number-columns-repeated="9"/>
        </table:table-row>
        <table:table-row table:style-name="ro9">
          <table:table-cell/>
          <table:table-cell table:style-name="Default">
            <draw:frame table:end-cell-address="'RPD-RQ'.L38" table:end-x="1.932cm" table:end-y="0.08cm" draw:z-index="0" draw:style-name="gr1" svg:width="25.906cm" svg:height="11.489cm" svg:x="-0.001cm" svg:y="0.288cm">
              <draw:object draw:notify-on-update-of-ranges="'RPD-RQ'.B2:'RPD-RQ'.B2 'RPD-RQ'.B3:'RPD-RQ'.B9 'RPD-RQ'.C2:'RPD-RQ'.C2 'RPD-RQ'.C3:'RPD-RQ'.C9 'RPD-RQ'.D2:'RPD-RQ'.D2 'RPD-RQ'.D3:'RPD-RQ'.D9 'RPD-RQ'.E2:'RPD-RQ'.E2 'RPD-RQ'.E3:'RPD-RQ'.E9 'RPD-RQ'.F2:'RPD-RQ'.F2 'RPD-RQ'.F3:'RPD-RQ'.F9 'RPD-RQ'.G2:'RPD-RQ'.G2 'RPD-RQ'.G3:'RPD-RQ'.G9 'RPD-RQ'.H2:'RPD-RQ'.H2 'RPD-RQ'.H3:'RPD-RQ'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RQ-RA" table:style-name="ta2" table:print="false">
        <table:table-column table:style-name="co3" table:default-cell-style-name="Default"/>
        <table:table-column table:style-name="co3" table:default-cell-style-name="ce4"/>
        <table:table-column table:style-name="co3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3" table:default-cell-style-name="ce13"/>
        <table:table-row table:style-name="ro4">
          <table:table-cell/>
          <table:table-cell table:style-name="Default" table:number-columns-repeated="9"/>
        </table:table-row>
        <table:table-row table:style-name="ro7">
          <table:table-cell/>
          <table:table-cell office:value-type="string">
            <text:p>RQ-RA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*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</table:table-row>
        <table:table-row table:style-name="ro8">
          <table:table-cell/>
          <table:table-cell office:value-type="string">
            <text:p>Baron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SUM([.C3:.H3])" office:value-type="float" office:value="21">
            <text:p>21</text:p>
          </table:table-cell>
          <table:table-cell table:formula="of:=SUM([.I3:.I9])" office:value-type="float" office:value="158">
            <text:p>158</text:p>
          </table:table-cell>
        </table:table-row>
        <table:table-row table:style-name="ro8">
          <table:table-cell/>
          <table:table-cell office:value-type="string">
            <text:p>Caputo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SUM([.C4:.H4])" office:value-type="float" office:value="21">
            <text:p>21</text:p>
          </table:table-cell>
          <table:table-cell/>
        </table:table-row>
        <table:table-row table:style-name="ro8">
          <table:table-cell/>
          <table:table-cell office:value-type="string">
            <text:p>Daminato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SUM([.C5:.H5])" office:value-type="float" office:value="22">
            <text:p>22</text:p>
          </table:table-cell>
          <table:table-cell table:style-name="ce12" office:value-type="string">
            <text:p>soldi</text:p>
          </table:table-cell>
        </table:table-row>
        <table:table-row table:style-name="ro8">
          <table:table-cell/>
          <table:table-cell office:value-type="string">
            <text:p>Lovato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SUM([.C6:.H6])" office:value-type="float" office:value="24">
            <text:p>24</text:p>
          </table:table-cell>
          <table:table-cell table:formula="of:=SUM(PRODUCT(SUM([.C3:.C9]);30);PRODUCT(SUM([.D3:.D9]);20);PRODUCT(SUM([.E3:.E9]);25);PRODUCT(SUM([.F3:.F9]);22);PRODUCT(SUM([.G3:.G9]);15);PRODUCT(SUM([.H3:.H9]);15))" office:value-type="float" office:value="2585">
            <text:p>2585</text:p>
          </table:table-cell>
        </table:table-row>
        <table:table-row table:style-name="ro9">
          <table:table-cell/>
          <table:table-cell office:value-type="string">
            <text:p>Mandolo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SUM([.C7:.H7])" office:value-type="float" office:value="25">
            <text:p>25</text:p>
          </table:table-cell>
          <table:table-cell/>
        </table:table-row>
        <table:table-row table:style-name="ro8">
          <table:table-cell/>
          <table:table-cell office:value-type="string">
            <text:p>Palazzin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SUM([.C8:.H8])" office:value-type="float" office:value="23">
            <text:p>23</text:p>
          </table:table-cell>
          <table:table-cell/>
        </table:table-row>
        <table:table-row table:style-name="ro8">
          <table:table-cell/>
          <table:table-cell office:value-type="string">
            <text:p>Trezzi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SUM([.C9:.H9])" office:value-type="float" office:value="22">
            <text:p>22</text:p>
          </table:table-cell>
          <table:table-cell/>
        </table:table-row>
        <table:table-row table:style-name="ro9">
          <table:table-cell/>
          <table:table-cell table:style-name="ce5"/>
          <table:table-cell table:style-name="ce9" table:formula="of:=SUM([.C3:.C9])" office:value-type="float" office:value="10">
            <text:p>10</text:p>
          </table:table-cell>
          <table:table-cell table:style-name="ce9" table:formula="of:=SUM([.D3:.D9])" office:value-type="float" office:value="13">
            <text:p>13</text:p>
          </table:table-cell>
          <table:table-cell table:style-name="ce9" table:formula="of:=SUM([.E3:.E9])" office:value-type="float" office:value="0">
            <text:p>0</text:p>
          </table:table-cell>
          <table:table-cell table:style-name="ce9" table:formula="of:=SUM([.F3:.F9])" office:value-type="float" office:value="0">
            <text:p>0</text:p>
          </table:table-cell>
          <table:table-cell table:style-name="ce9" table:formula="of:=SUM([.G3:.G9])" office:value-type="float" office:value="24">
            <text:p>24</text:p>
          </table:table-cell>
          <table:table-cell table:style-name="ce9" table:formula="of:=SUM([.H3:.H9])" office:value-type="float" office:value="111">
            <text:p>111</text:p>
          </table:table-cell>
          <table:table-cell table:style-name="ce5"/>
          <table:table-cell table:style-name="ce1"/>
        </table:table-row>
        <table:table-row table:style-name="ro9">
          <table:table-cell/>
          <table:table-cell table:style-name="Default" table:number-columns-repeated="9"/>
        </table:table-row>
        <table:table-row table:style-name="ro9">
          <table:table-cell/>
          <table:table-cell table:style-name="Default">
            <draw:frame table:end-cell-address="'RQ-RA'.L38" table:end-x="1.932cm" table:end-y="0.08cm" draw:z-index="0" draw:style-name="gr1" svg:width="25.906cm" svg:height="11.489cm" svg:x="-0.001cm" svg:y="0.288cm">
              <draw:object draw:notify-on-update-of-ranges="'RQ-RA'.B2:'RQ-RA'.B2 'RQ-RA'.B3:'RQ-RA'.B9 'RQ-RA'.C2:'RQ-RA'.C2 'RQ-RA'.C3:'RQ-RA'.C9 'RQ-RA'.D2:'RQ-RA'.D2 'RQ-RA'.D3:'RQ-RA'.D9 'RQ-RA'.E2:'RQ-RA'.E2 'RQ-RA'.E3:'RQ-RA'.E9 'RQ-RA'.F2:'RQ-RA'.F2 'RQ-RA'.F3:'RQ-RA'.F9 'RQ-RA'.G2:'RQ-RA'.G2 'RQ-RA'.G3:'RQ-RA'.G9 'RQ-RA'.H2:'RQ-RA'.H2 'RQ-RA'.H3:'RQ-RA'.H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ORE TOTALI" table:style-name="ta2" table:print="false">
        <table:table-column table:style-name="co3" table:number-columns-repeated="8" table:default-cell-style-name="Default"/>
        <table:table-row table:style-name="ro4" table:number-rows-repeated="2">
          <table:table-cell table:number-columns-repeated="8"/>
        </table:table-row>
        <table:table-row table:style-name="ro5">
          <table:table-cell/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</table:table-row>
        <table:table-row table:style-name="ro6"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693">
            <text:p>693</text:p>
          </table:table-cell>
        </table:table-row>
        <table:table-row table:style-name="ro6" table:number-rows-repeated="2">
          <table:table-cell table:number-columns-repeated="8"/>
        </table:table-row>
        <table:table-row table:style-name="ro6">
          <table:table-cell/>
          <table:table-cell>
            <draw:frame table:end-cell-address="'ORE TOTALI'.L32" table:end-x="2.148cm" table:end-y="0.049cm" draw:z-index="0" draw:style-name="gr1" svg:width="23.903cm" svg:height="11.194cm" svg:x="0.826cm" svg:y="0.102cm">
              <draw:object draw:notify-on-update-of-ranges="'ORE TOTALI'.B3:'ORE TOTALI'.G3 'ORE TOTALI'.B4:'ORE TOTALI'.G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0" number:min-integer-digits="1"/>
      <number:text>%</number:text>
    </number:number-style>
    <number:number-style style:name="N107P0" style:volatile="true">
      <number:text>$ </number:text>
      <number:number number:decimal-places="2" number:min-integer-digits="1" number:grouping="true"/>
      <number:text> </number:text>
    </number:number-style>
    <number:number-style style:name="N107P1" style:volatile="true">
      <number:text>$ (</number:text>
      <number:number number:decimal-places="2" number:min-integer-digits="1" number:grouping="true"/>
      <number:text>)</number:text>
    </number:number-style>
    <number:number-style style:name="N107P2" style:volatile="true">
      <number:text>$ 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$ </number:text>
      <number:number number:decimal-places="0" number:min-integer-digits="1" number:grouping="true"/>
      <number:text> </number:text>
    </number:number-style>
    <number:number-style style:name="N110P1" style:volatile="true">
      <number:text>$ (</number:text>
      <number:number number:decimal-places="0" number:min-integer-digits="1" number:grouping="true"/>
      <number:text>)</number:text>
    </number:number-style>
    <number:number-style style:name="N110P2" style:volatile="true">
      <number:text>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number-style style:name="N104">
      <number:text>$ </number:text>
      <number:number number:decimal-places="2" number:min-integer-digits="1" number:grouping="true"/>
      <number:text> </number:text>
    </number:number-style>
    <number:number-style style:name="N105">
      <number:text>$ (</number:text>
      <number:number number:decimal-places="2" number:min-integer-digits="1" number:grouping="true"/>
      <number:text>)</number:text>
    </number:number-style>
    <number:number-style style:name="N106">
      <number:text>$ - </number:text>
    </number:number-style>
    <number:number-style style:name="N108">
      <number:text>$ </number:text>
      <number:number number:decimal-places="0" number:min-integer-digits="1" number:grouping="true"/>
      <number:text> </number:text>
    </number:number-style>
    <number:number-style style:name="N109">
      <number:text>$ (</number:text>
      <number:number number:decimal-places="0" number:min-integer-digits="1" number:grouping="true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(</number:text>
      <number:number number:decimal-places="2" number:min-integer-digits="1" number:grouping="true"/>
      <number:text>)</number:text>
    </number:number-style>
    <number:number-style style:name="N113">
      <number:text>- </number:text>
    </number:number-style>
    <number:number-style style:name="N115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</number:number-style>
    <number:date-style style:name="N118">
      <number:month/>
      <number:text>/</number:text>
      <number:day/>
      <number:text>/</number:text>
      <number:year number:style="long"/>
    </number:date-style>
    <number:date-style style:name="N119P0" style:volatile="true">
      <number:month/>
      <number:text>/</number:text>
      <number:day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3"/>
    <style:style style:name="Currency" style:family="table-cell" style:parent-style-name="Default" style:data-style-name="N107"/>
    <style:style style:name="Currency_5b_0_5d_" style:display-name="Currency[0]" style:family="table-cell" style:parent-style-name="Default" style:data-style-name="N110"/>
    <style:style style:name="Comma" style:family="table-cell" style:parent-style-name="Default" style:data-style-name="N114"/>
    <style:style style:name="Comma_5b_0_5d_" style:display-name="Comma[0]" style:family="table-cell" style:parent-style-name="Default" style:data-style-name="N117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3/12/2010</text:date>, <text:time>23.18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12-13T23:18:58</dc:date>
    <meta:print-date>1969-12-31T16:00:00</meta:print-date>
    <dc:creator>Andrea Mandolo</dc:creator>
    <meta:editing-duration>PT02H50M30S</meta:editing-duration>
    <meta:editing-cycles>1</meta:editing-cycles>
    <meta:document-statistic meta:table-count="6" meta:cell-count="605" meta:object-count="5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0">
      <style:graphic-properties draw:stroke="none" draw:fill-color="#7e0021" dr3d:edge-rounding="5%"/>
      <style:text-properties fo:font-size="6pt" style:font-size-asian="6pt" style:font-size-complex="6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07cm" svg:height="11.49cm" xlink:href=".." chart:class="chart:bar" chart:style-name="ch1">
        <chart:title svg:x="11.802cm" svg:y="0.229cm" chart:style-name="ch2">
          <text:p>RR - RPP</text:p>
        </chart:title>
        <chart:legend chart:legend-position="top" svg:x="3.429cm" svg:y="1.041cm" chart:style-name="ch3"/>
        <chart:plot-area chart:style-name="ch4" table:cell-range-address="'RR-RPP'.B2:'RR-RPP'.H9" chart:data-source-has-labels="both" svg:x="0.518cm" svg:y="2.087cm" svg:width="24.353cm" svg:height="9.174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R-RPP'.B3:'RR-RPP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R-RPP'.C3:'RR-RPP'.C9" chart:label-cell-address="'RR-RPP'.C2:'RR-RPP'.C2" chart:class="chart:bar">
            <chart:data-point chart:repeated="7"/>
          </chart:series>
          <chart:series chart:style-name="ch9" chart:values-cell-range-address="'RR-RPP'.D3:'RR-RPP'.D9" chart:label-cell-address="'RR-RPP'.D2:'RR-RPP'.D2" chart:class="chart:bar">
            <chart:data-point chart:repeated="7"/>
          </chart:series>
          <chart:series chart:style-name="ch10" chart:values-cell-range-address="'RR-RPP'.E3:'RR-RPP'.E9" chart:label-cell-address="'RR-RPP'.E2:'RR-RPP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R-RPP'.F3:'RR-RPP'.F9" chart:label-cell-address="'RR-RPP'.F2:'RR-RPP'.F2" chart:class="chart:bar">
            <chart:data-point chart:style-name="ch11"/>
            <chart:data-point chart:repeated="6"/>
          </chart:series>
          <chart:series chart:style-name="ch13" chart:values-cell-range-address="'RR-RPP'.G3:'RR-RPP'.G9" chart:label-cell-address="'RR-RPP'.G2:'RR-RPP'.G2" chart:class="chart:bar">
            <chart:data-point chart:repeated="7"/>
          </chart:series>
          <chart:series chart:style-name="ch14" chart:values-cell-range-address="'RR-RPP'.H3:'RR-RPP'.H9" chart:label-cell-address="'RR-RPP'.H2:'RR-RPP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R-RPP'.C2:'RR-RPP'.C2">Responsabile</text:p>
              </table:table-cell>
              <table:table-cell office:value-type="string">
                <text:p text:id="'RR-RPP'.D2:'RR-RPP'.D2">Amministratore</text:p>
              </table:table-cell>
              <table:table-cell office:value-type="string">
                <text:p text:id="'RR-RPP'.E2:'RR-RPP'.E2">Analista</text:p>
              </table:table-cell>
              <table:table-cell office:value-type="string">
                <text:p text:id="'RR-RPP'.F2:'RR-RPP'.F2">Progettista</text:p>
              </table:table-cell>
              <table:table-cell office:value-type="string">
                <text:p text:id="'RR-RPP'.G2:'RR-RPP'.G2">Programmatore</text:p>
              </table:table-cell>
              <table:table-cell office:value-type="string">
                <text:p text:id="'RR-RPP'.H2:'RR-RPP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R-RPP'.B3:'RR-RPP'.B9">Baron</text:p>
              </table:table-cell>
              <table:table-cell office:value-type="float" office:value="1.#NAN">
                <text:p text:id="'RR-RPP'.C3:'RR-RPP'.C9">1.#NAN</text:p>
              </table:table-cell>
              <table:table-cell office:value-type="float" office:value="15">
                <text:p text:id="'RR-RPP'.D3:'RR-RPP'.D9">15</text:p>
              </table:table-cell>
              <table:table-cell office:value-type="float" office:value="5">
                <text:p text:id="'RR-RPP'.E3:'RR-RPP'.E9">5</text:p>
              </table:table-cell>
              <table:table-cell office:value-type="float" office:value="6">
                <text:p text:id="'RR-RPP'.F3:'RR-RPP'.F9">6</text:p>
              </table:table-cell>
              <table:table-cell office:value-type="float" office:value="1.#NAN">
                <text:p text:id="'RR-RPP'.G3:'RR-RPP'.G9">1.#NAN</text:p>
              </table:table-cell>
              <table:table-cell office:value-type="float" office:value="1.#NAN">
                <text:p text:id="'RR-RPP'.H3:'RR-RPP'.H9">1.#NAN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0">
      <style:chart-properties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07cm" svg:height="11.49cm" xlink:href=".." chart:class="chart:bar" chart:style-name="ch1">
        <chart:title svg:x="11.63cm" svg:y="0.229cm" chart:style-name="ch2">
          <text:p>RPP - RPD</text:p>
        </chart:title>
        <chart:legend chart:legend-position="top" svg:x="3.429cm" svg:y="1.041cm" chart:style-name="ch3"/>
        <chart:plot-area chart:style-name="ch4" table:cell-range-address="'RPP-RPD'.B2:'RPP-RPD'.H9" chart:data-source-has-labels="both" svg:x="0.518cm" svg:y="2.087cm" svg:width="24.353cm" svg:height="9.174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PP-RPD'.B3:'RPP-RPD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PP-RPD'.C3:'RPP-RPD'.C9" chart:label-cell-address="'RPP-RPD'.C2:'RPP-RPD'.C2" chart:class="chart:bar">
            <chart:data-point chart:repeated="7"/>
          </chart:series>
          <chart:series chart:style-name="ch9" chart:values-cell-range-address="'RPP-RPD'.D3:'RPP-RPD'.D9" chart:label-cell-address="'RPP-RPD'.D2:'RPP-RPD'.D2" chart:class="chart:bar">
            <chart:data-point chart:repeated="7"/>
          </chart:series>
          <chart:series chart:style-name="ch10" chart:values-cell-range-address="'RPP-RPD'.E3:'RPP-RPD'.E9" chart:label-cell-address="'RPP-RPD'.E2:'RPP-RPD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PP-RPD'.F3:'RPP-RPD'.F9" chart:label-cell-address="'RPP-RPD'.F2:'RPP-RPD'.F2" chart:class="chart:bar">
            <chart:data-point chart:style-name="ch11"/>
            <chart:data-point chart:repeated="6"/>
          </chart:series>
          <chart:series chart:style-name="ch13" chart:values-cell-range-address="'RPP-RPD'.G3:'RPP-RPD'.G9" chart:label-cell-address="'RPP-RPD'.G2:'RPP-RPD'.G2" chart:class="chart:bar">
            <chart:data-point chart:repeated="7"/>
          </chart:series>
          <chart:series chart:style-name="ch14" chart:values-cell-range-address="'RPP-RPD'.H3:'RPP-RPD'.H9" chart:label-cell-address="'RPP-RPD'.H2:'RPP-RPD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PP-RPD'.C2:'RPP-RPD'.C2">Responsabile</text:p>
              </table:table-cell>
              <table:table-cell office:value-type="string">
                <text:p text:id="'RPP-RPD'.D2:'RPP-RPD'.D2">Amministratore</text:p>
              </table:table-cell>
              <table:table-cell office:value-type="string">
                <text:p text:id="'RPP-RPD'.E2:'RPP-RPD'.E2">Analista</text:p>
              </table:table-cell>
              <table:table-cell office:value-type="string">
                <text:p text:id="'RPP-RPD'.F2:'RPP-RPD'.F2">Progettista</text:p>
              </table:table-cell>
              <table:table-cell office:value-type="string">
                <text:p text:id="'RPP-RPD'.G2:'RPP-RPD'.G2">Programmatore</text:p>
              </table:table-cell>
              <table:table-cell office:value-type="string">
                <text:p text:id="'RPP-RPD'.H2:'RPP-RPD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PP-RPD'.B3:'RPP-RPD'.B9">Baron</text:p>
              </table:table-cell>
              <table:table-cell office:value-type="float" office:value="1.#NAN">
                <text:p text:id="'RPP-RPD'.C3:'RPP-RPD'.C9">1.#NAN</text:p>
              </table:table-cell>
              <table:table-cell office:value-type="float" office:value="1.#NAN">
                <text:p text:id="'RPP-RPD'.D3:'RPP-RPD'.D9">1.#NAN</text:p>
              </table:table-cell>
              <table:table-cell office:value-type="float" office:value="2">
                <text:p text:id="'RPP-RPD'.E3:'RPP-RPD'.E9">2</text:p>
              </table:table-cell>
              <table:table-cell office:value-type="float" office:value="10">
                <text:p text:id="'RPP-RPD'.F3:'RPP-RPD'.F9">10</text:p>
              </table:table-cell>
              <table:table-cell office:value-type="float" office:value="7">
                <text:p text:id="'RPP-RPD'.G3:'RPP-RPD'.G9">7</text:p>
              </table:table-cell>
              <table:table-cell office:value-type="float" office:value="5">
                <text:p text:id="'RPP-RPD'.H3:'RPP-RPD'.H9">5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0">
      <style:chart-properties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07cm" svg:height="11.49cm" xlink:href=".." chart:class="chart:bar" chart:style-name="ch1">
        <chart:title svg:x="11.762cm" svg:y="0.229cm" chart:style-name="ch2">
          <text:p>RPD - RQ</text:p>
        </chart:title>
        <chart:legend chart:legend-position="top" svg:x="3.429cm" svg:y="1.041cm" chart:style-name="ch3"/>
        <chart:plot-area chart:style-name="ch4" table:cell-range-address="'RPD-RQ'.B2:'RPD-RQ'.H9" chart:data-source-has-labels="both" svg:x="0.518cm" svg:y="2.087cm" svg:width="24.353cm" svg:height="9.174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PD-RQ'.B3:'RPD-RQ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PD-RQ'.C3:'RPD-RQ'.C9" chart:label-cell-address="'RPD-RQ'.C2:'RPD-RQ'.C2" chart:class="chart:bar">
            <chart:data-point chart:repeated="7"/>
          </chart:series>
          <chart:series chart:style-name="ch9" chart:values-cell-range-address="'RPD-RQ'.D3:'RPD-RQ'.D9" chart:label-cell-address="'RPD-RQ'.D2:'RPD-RQ'.D2" chart:class="chart:bar">
            <chart:data-point chart:repeated="7"/>
          </chart:series>
          <chart:series chart:style-name="ch10" chart:values-cell-range-address="'RPD-RQ'.E3:'RPD-RQ'.E9" chart:label-cell-address="'RPD-RQ'.E2:'RPD-RQ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PD-RQ'.F3:'RPD-RQ'.F9" chart:label-cell-address="'RPD-RQ'.F2:'RPD-RQ'.F2" chart:class="chart:bar">
            <chart:data-point chart:style-name="ch11"/>
            <chart:data-point chart:repeated="6"/>
          </chart:series>
          <chart:series chart:style-name="ch13" chart:values-cell-range-address="'RPD-RQ'.G3:'RPD-RQ'.G9" chart:label-cell-address="'RPD-RQ'.G2:'RPD-RQ'.G2" chart:class="chart:bar">
            <chart:data-point chart:repeated="7"/>
          </chart:series>
          <chart:series chart:style-name="ch14" chart:values-cell-range-address="'RPD-RQ'.H3:'RPD-RQ'.H9" chart:label-cell-address="'RPD-RQ'.H2:'RPD-RQ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PD-RQ'.C2:'RPD-RQ'.C2">Responsabile</text:p>
              </table:table-cell>
              <table:table-cell office:value-type="string">
                <text:p text:id="'RPD-RQ'.D2:'RPD-RQ'.D2">Amministratore</text:p>
              </table:table-cell>
              <table:table-cell office:value-type="string">
                <text:p text:id="'RPD-RQ'.E2:'RPD-RQ'.E2">Analista</text:p>
              </table:table-cell>
              <table:table-cell office:value-type="string">
                <text:p text:id="'RPD-RQ'.F2:'RPD-RQ'.F2">Progettista</text:p>
              </table:table-cell>
              <table:table-cell office:value-type="string">
                <text:p text:id="'RPD-RQ'.G2:'RPD-RQ'.G2">Programmatore</text:p>
              </table:table-cell>
              <table:table-cell office:value-type="string">
                <text:p text:id="'RPD-RQ'.H2:'RPD-RQ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PD-RQ'.B3:'RPD-RQ'.B9">Baron</text:p>
              </table:table-cell>
              <table:table-cell office:value-type="float" office:value="1.#NAN">
                <text:p text:id="'RPD-RQ'.C3:'RPD-RQ'.C9">1.#NAN</text:p>
              </table:table-cell>
              <table:table-cell office:value-type="float" office:value="1.#NAN">
                <text:p text:id="'RPD-RQ'.D3:'RPD-RQ'.D9">1.#NAN</text:p>
              </table:table-cell>
              <table:table-cell office:value-type="float" office:value="1.#NAN">
                <text:p text:id="'RPD-RQ'.E3:'RPD-RQ'.E9">1.#NAN</text:p>
              </table:table-cell>
              <table:table-cell office:value-type="float" office:value="8">
                <text:p text:id="'RPD-RQ'.F3:'RPD-RQ'.F9">8</text:p>
              </table:table-cell>
              <table:table-cell office:value-type="float" office:value="15">
                <text:p text:id="'RPD-RQ'.G3:'RPD-RQ'.G9">15</text:p>
              </table:table-cell>
              <table:table-cell office:value-type="float" office:value="5">
                <text:p text:id="'RPD-RQ'.H3:'RPD-RQ'.H9">5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0">
      <style:chart-properties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07cm" svg:height="11.49cm" xlink:href=".." chart:class="chart:bar" chart:style-name="ch1">
        <chart:title svg:x="11.934cm" svg:y="0.229cm" chart:style-name="ch2">
          <text:p>RQ - RA</text:p>
        </chart:title>
        <chart:legend chart:legend-position="top" svg:x="3.35cm" svg:y="1.041cm" chart:style-name="ch3"/>
        <chart:plot-area chart:style-name="ch4" table:cell-range-address="'RQ-RA'.B2:'RQ-RA'.H9" chart:data-source-has-labels="both" svg:x="0.518cm" svg:y="2.087cm" svg:width="24.353cm" svg:height="9.174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Q-RA'.B3:'RQ-RA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Q-RA'.C3:'RQ-RA'.C9" chart:label-cell-address="'RQ-RA'.C2:'RQ-RA'.C2" chart:class="chart:bar">
            <chart:data-point chart:repeated="7"/>
          </chart:series>
          <chart:series chart:style-name="ch9" chart:values-cell-range-address="'RQ-RA'.D3:'RQ-RA'.D9" chart:label-cell-address="'RQ-RA'.D2:'RQ-RA'.D2" chart:class="chart:bar">
            <chart:data-point chart:repeated="7"/>
          </chart:series>
          <chart:series chart:style-name="ch10" chart:values-cell-range-address="'RQ-RA'.E3:'RQ-RA'.E9" chart:label-cell-address="'RQ-RA'.E2:'RQ-RA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Q-RA'.F3:'RQ-RA'.F9" chart:label-cell-address="'RQ-RA'.F2:'RQ-RA'.F2" chart:class="chart:bar">
            <chart:data-point chart:style-name="ch11"/>
            <chart:data-point chart:repeated="6"/>
          </chart:series>
          <chart:series chart:style-name="ch13" chart:values-cell-range-address="'RQ-RA'.G3:'RQ-RA'.G9" chart:label-cell-address="'RQ-RA'.G2:'RQ-RA'.G2" chart:class="chart:bar">
            <chart:data-point chart:repeated="7"/>
          </chart:series>
          <chart:series chart:style-name="ch14" chart:values-cell-range-address="'RQ-RA'.H3:'RQ-RA'.H9" chart:label-cell-address="'RQ-RA'.H2:'RQ-RA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Q-RA'.C2:'RQ-RA'.C2">Responsabile</text:p>
              </table:table-cell>
              <table:table-cell office:value-type="string">
                <text:p text:id="'RQ-RA'.D2:'RQ-RA'.D2">Amministratore</text:p>
              </table:table-cell>
              <table:table-cell office:value-type="string">
                <text:p text:id="'RQ-RA'.E2:'RQ-RA'.E2">Analista</text:p>
              </table:table-cell>
              <table:table-cell office:value-type="string">
                <text:p text:id="'RQ-RA'.F2:'RQ-RA'.F2">Progettista</text:p>
              </table:table-cell>
              <table:table-cell office:value-type="string">
                <text:p text:id="'RQ-RA'.G2:'RQ-RA'.G2">Programmatore*</text:p>
              </table:table-cell>
              <table:table-cell office:value-type="string">
                <text:p text:id="'RQ-RA'.H2:'RQ-RA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Q-RA'.B3:'RQ-RA'.B9">Baron</text:p>
              </table:table-cell>
              <table:table-cell office:value-type="float" office:value="1.#NAN">
                <text:p text:id="'RQ-RA'.C3:'RQ-RA'.C9">1.#NAN</text:p>
              </table:table-cell>
              <table:table-cell office:value-type="float" office:value="1.#NAN">
                <text:p text:id="'RQ-RA'.D3:'RQ-RA'.D9">1.#NAN</text:p>
              </table:table-cell>
              <table:table-cell office:value-type="float" office:value="1.#NAN">
                <text:p text:id="'RQ-RA'.E3:'RQ-RA'.E9">1.#NAN</text:p>
              </table:table-cell>
              <table:table-cell office:value-type="float" office:value="1.#NAN">
                <text:p text:id="'RQ-RA'.F3:'RQ-RA'.F9">1.#NAN</text:p>
              </table:table-cell>
              <table:table-cell office:value-type="float" office:value="3">
                <text:p text:id="'RQ-RA'.G3:'RQ-RA'.G9">3</text:p>
              </table:table-cell>
              <table:table-cell office:value-type="float" office:value="18">
                <text:p text:id="'RQ-RA'.H3:'RQ-RA'.H9">18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true" chart:data-label-symbol="false"/>
      <style:graphic-properties draw:stroke="none" draw:fill-color="#004586" dr3d:edge-rounding="5%"/>
      <style:text-properties fo:font-size="12pt" fo:font-weight="bold" style:font-size-asian="6pt" style:font-size-complex="6pt" style:font-relief="embossed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04cm" svg:height="11.195cm" xlink:href=".." chart:class="chart:circle" chart:style-name="ch1">
        <chart:title svg:x="10.272cm" svg:y="0.224cm" chart:style-name="ch2">
          <text:p>ORE TOTALI</text:p>
        </chart:title>
        <chart:plot-area chart:style-name="ch3" table:cell-range-address="'ORE TOTALI'.B3:'ORE TOTALI'.G4" chart:data-source-has-labels="row" svg:x="0.478cm" svg:y="1.056cm" svg:width="22.948cm" svg:height="9.916cm" dr3d:transform="matrix (-0.961905321758599 -0.243086724441113 -0.1250879545479 0.166213329689783 -0.883291495881323 0.438371146789078 -0.217051332651801 0.400880253572343 0.89004704442509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791544754320171 0.376699807352145 0.55817036561347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RE TOTALI'.B3:'ORE TOTALI'.G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ORE TOTALI'.B4:'ORE TOTALI'.G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RE TOTALI'.B3:'ORE TOTALI'.G3"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 text:id="">Riga 4</text:p>
              </table:table-cell>
              <table:table-cell office:value-type="float" office:value="43">
                <text:p text:id="'ORE TOTALI'.B4:'ORE TOTALI'.G4">4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172">
                <text:p>172</text:p>
              </table:table-cell>
              <table:table-cell office:value-type="float" office:value="168">
                <text:p>168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